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faef" officeooo:paragraph-rsid="0007faef"/>
    </style:style>
    <style:style style:name="P2" style:family="paragraph" style:parent-style-name="Standard">
      <style:paragraph-properties fo:text-align="start" style:justify-single-word="false"/>
      <style:text-properties officeooo:rsid="0007faef" officeooo:paragraph-rsid="0007fae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faef" officeooo:paragraph-rsid="0007fa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App</text:p>
      <text:p text:style-name="P2"/>
      <text:p text:style-name="P2">Realizzare un semplice blog presonale con le seguenti funzionalità:</text:p>
      <text:p text:style-name="P2"/>
      <text:list xml:id="list681129549" text:style-name="L1">
        <text:list-item>
          <text:p text:style-name="P3">Possibilità per un nuovo utente di registrarsi con i seguenti dati: nome, cognome,usr, psd</text:p>
        </text:list-item>
        <text:list-item>
          <text:p text:style-name="P3">Un utente registrato, può effettuare la login per gestire i propri post: creazione,modifica e eliminazione (aggiungere commenti).</text:p>
        </text:list-item>
        <text:list-item>
          <text:p text:style-name="P3">Un Post è composto da: data,autore,titolo,testo,files, tags, commenti</text:p>
        </text:list-item>
        <text:list-item>
          <text:p text:style-name="P3">Chiunque può vedere vedere l’elenco dei post e ricercare per ta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15:49.123463680</meta:creation-date>
    <dc:date>2022-03-21T09:24:58.834804839</dc:date>
    <meta:editing-duration>PT9M14S</meta:editing-duration>
    <meta:editing-cycles>1</meta:editing-cycles>
    <meta:document-statistic meta:table-count="0" meta:image-count="0" meta:object-count="0" meta:page-count="1" meta:paragraph-count="6" meta:word-count="64" meta:character-count="431" meta:non-whitespace-character-count="377"/>
    <meta:generator>LibreOffice/6.1.5.2$Linux_X86_64 LibreOffice_project/10$Build-2</meta:generator>
  </office:meta>
</office:document-meta>
</file>